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SinceFileFilter.accept( final File dir ,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inceFileFilter.DateSinceFileFilter(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